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3E8C4472D1DD3ABA3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1cm" svg:y="5.35cm">
          <draw:image xlink:href="Pictures/10000201000003E8000003E8C4472D1DD3ABA3D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2.642cm" fo:margin-bottom="13.908cm" fo:margin-left="2.107cm" fo:margin-right="2.4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06T15:02:02.058742342</dc:date>
    <meta:editing-duration>PT2M3S</meta:editing-duration>
    <meta:editing-cycles>1</meta:editing-cycles>
    <meta:document-statistic meta:object-count="1"/>
    <meta:generator>LibreOffice/6.0.3.2$Linux_X86_64 LibreOffice_project/00m0$Build-2</meta:generator>
  </office:meta>
</office:document-meta>
</file>